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-complex="David"/>
    </style:style>
    <style:style style:name="P3" style:family="paragraph" style:parent-style-name="Standard">
      <style:paragraph-properties fo:text-align="end" style:justify-single-word="false"/>
      <style:text-properties style:font-name-complex="David"/>
    </style:style>
    <style:style style:name="P4" style:family="paragraph" style:parent-style-name="Standard">
      <style:text-properties fo:font-size="10pt" style:font-size-asian="10pt" style:font-name-complex="David" style:font-size-complex="10pt"/>
    </style:style>
    <style:style style:name="P5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P11" style:family="paragraph" style:parent-style-name="Standard">
      <style:paragraph-properties fo:margin-left="0in" fo:margin-right="-0.2957in" fo:text-indent="0in" style:auto-text-indent="false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5.5.14</text:span></text:p>
      <text:p text:style-name="P5"/>
      <text:p text:style-name="P5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349</text:span></text:p>
      <text:p text:style-name="P9"/>
      <text:p text:style-name="Standard"><text:span text:style-name="T4">שם העסק/מבנה</text:span><text:span text:style-name="T1"> <text:s text:c="3"/>מגורים רב קומות </text:span></text:p>
      <text:p text:style-name="P10"/>
      <text:p text:style-name="Standard"><text:span text:style-name="T4">כתובת</text:span><text:span text:style-name="T1"> <text:s text:c="4"/>הנחשול 85 נווה ים ראשון לציון.</text:span></text:p>
      <text:p text:style-name="Standard"><text:span text:style-name="T1">-</text:span></text:p>
      <text:p text:style-name="P10"/>
      <text:p text:style-name="Standard"><text:span text:style-name="T4">טלפון</text:span><text:span text:style-name="T1"> <text:s text:c="18"/></text:span></text:p>
      <text:p text:style-name="P10"/>
      <text:p text:style-name="Standard"><text:span text:style-name="T4">המפתחות נמצאים</text:span><text:span text:style-name="T1"> <text:s text:c="3"/></text:span></text:p>
      <text:p text:style-name="P5"/>
      <text:p text:style-name="Standard"><text:span text:style-name="T4">מיקום מפסק זרם ראשי</text:span><text:span text:style-name="T1"> <text:s text:c="14"/>לוח פיקוד כבאים <text:s text:c="3"/>כניסה ראשית.</text:span></text:p>
      <text:p text:style-name="Standard"><text:span text:style-name="T1"><text:s text:c="164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2"/>
      <text:p text:style-name="Standard"><text:span text:style-name="T4">מפתח מעליות: <text:s/></text:span><text:span text:style-name="T1">קיים</text:span></text:p>
      <text:p text:style-name="P4"/>
      <text:p text:style-name="Standard"><text:span text:style-name="T4">מיקום ברזי כיבוי עיקריים "3</text:span><text:span text:style-name="T1"> <text:s text:c="5"/>ברחבות היערכות דרומית. <text:s text:c="2"/>רחבת היערכות צפון מערבית.</text:span></text:p>
      <text:p text:style-name="P11"><text:span text:style-name="T1"><text:s text:c="49"/>גמל מים ראשי צד דרום מזרחי.—הידרנט עירוני סניקה חזית דרום </text:span></text:p>
      <text:p text:style-name="Standard"><text:span text:style-name="T3"><text:s text:c="70"/></text:span></text:p>
      <text:p text:style-name="P5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5"/>
      <text:p text:style-name="P5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<text:s/>גפ"מ <text:s/>ברז ראשי ,נימצא בלובי .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בקומת הקרקע.</text:span></text:p>
          </table:table-cell>
        </table:table-row>
      </table:table>
      <text:p text:style-name="Standard"><text:span text:style-name="T1"><text:s text:c="528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</text:span></text:p>
            <text:p text:style-name="P1"><text:span text:style-name="T1">מעובה</text:span></text:p>
          </table:table-cell>
          <table:table-cell table:style-name="Table4.A1" office:value-type="string">
            <text:p text:style-name="P1"><text:span text:style-name="T1">צובר גז 1000 גלון נמצא בחלק הצפוני <text:s/>של החצר.</text:span></text:p>
          </table:table-cell>
        </table:table-row>
      </table:table>
      <text:p text:style-name="P5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גנרטור חירום נמצא בקומת קרקע צד צפון מזרח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חניון 1- <text:s/>שליטה מגוף ראשי ספרינקלרים בנוסף מגוף שליטה קומתי ספרינקלרים. </text:span></text:p>
          </table:table-cell>
        </table:table-row>
        <table:table-row table:style-name="Table5.1">
          <table:table-cell table:style-name="Table5.A1" office:value-type="string">
            <text:p text:style-name="P3"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חשמל ראשי קומת קרקע דרום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אגר מים בקומת החניון.</text:span></text:p>
          </table:table-cell>
        </table:table-row>
      </table:table>
      <text:p text:style-name="P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6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4-05-05T08:04:00</meta:print-date>
    <meta:creation-date>2014-05-05T08:57:00</meta:creation-date>
    <dc:date>2014-05-05T08:57:00</dc:date>
    <meta:editing-duration>P0D</meta:editing-duration>
    <meta:generator>OpenOffice/4.0.1$Win32 OpenOffice.org_project/401m5$Build-9714</meta:generator>
    <meta:document-statistic meta:table-count="6" meta:image-count="0" meta:object-count="0" meta:page-count="2" meta:paragraph-count="58" meta:word-count="206" meta:character-count="195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